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3C8F0000402E3666F32B.svm"/>
  <manifest:file-entry manifest:media-type="" manifest:full-path="Pictures/20000006000038DA00004F97A5593C1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draw:auto-grow-height="true" fo:min-height="3.507cm"/>
    </style:style>
    <style:style style:name="pr4" style:family="presentation" style:parent-style-name="Domyślnie-outline1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outline1">
      <style:graphic-properties draw:auto-grow-height="true" fo:min-height="13.86cm"/>
    </style:style>
    <style:style style:name="pr7" style:family="presentation" style:parent-style-name="Domyślnie-subtitle">
      <style:graphic-properties draw:fill-color="#ffffff" draw:auto-grow-height="true" fo:min-height="13.86cm"/>
    </style:style>
    <style:style style:name="pr8" style:family="presentation" style:parent-style-name="Domyślnie-subtitle">
      <style:graphic-properties draw:fill-color="#ffffff" fo:min-height="13.609cm"/>
    </style:style>
    <style:style style:name="P1" style:family="paragraph">
      <style:text-properties fo:font-family="Calibri" style:font-family-generic="swiss" style:font-pitch="variable" fo:font-size="66pt" style:font-size-asian="66pt" style:font-size-complex="66pt"/>
    </style:style>
    <style:style style:name="P2" style:family="paragraph">
      <style:text-properties fo:font-family="Calibri" style:font-family-generic="swiss" style:font-pitch="variable" fo:font-size="24pt" style:font-size-asian="24pt" style:font-size-complex="24pt"/>
    </style:style>
    <style:style style:name="P3" style:family="paragraph">
      <style:text-properties fo:font-family="Calibri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text-properties fo:font-family="Calibri" style:font-family-generic="swiss" style:font-pitch="variable"/>
    </style:style>
    <style:style style:name="P9" style:family="paragraph">
      <style:paragraph-properties fo:text-align="start"/>
      <style:text-properties fo:font-family="Consolas" style:font-family-generic="modern" style:font-pitch="fixed" fo:font-size="18pt" style:font-size-asian="18pt" style:font-size-complex="18pt"/>
    </style:style>
    <style:style style:name="P10" style:family="paragraph">
      <style:paragraph-properties style:text-autospace="none"/>
    </style:style>
    <style:style style:name="P11" style:family="paragraph">
      <style:text-properties fo:font-family="Calibri" style:font-style-name="Regularna" style:font-family-generic="swiss" style:font-pitch="variable" fo:font-size="44pt" style:font-size-asian="44pt" style:font-size-complex="44pt"/>
    </style:style>
    <style:style style:name="T1" style:family="text">
      <style:text-properties fo:font-family="Calibri" style:font-family-generic="swiss" style:font-pitch="variable" fo:font-size="66pt" style:font-size-asian="66pt" style:font-size-complex="66pt"/>
    </style:style>
    <style:style style:name="T2" style:family="text">
      <style:text-properties fo:font-family="Calibri" style:font-family-generic="swiss" style:font-pitch="variable" fo:font-size="24pt" style:font-size-asian="24pt" style:font-size-complex="24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color="#ffd320" fo:font-family="Consolas" style:font-family-generic="modern" style:font-pitch="fixed" fo:font-size="18pt" style:font-size-asian="18pt" style:font-size-complex="18pt"/>
    </style:style>
    <style:style style:name="T5" style:family="text">
      <style:text-properties fo:font-family="Consolas" style:font-family-generic="modern" style:font-pitch="fixed" fo:font-size="18pt" style:font-size-asian="18pt" style:font-size-complex="18pt"/>
    </style:style>
    <style:style style:name="T6" style:family="text">
      <style:text-properties fo:color="#00ae00" fo:font-family="Consolas" style:font-family-generic="modern" style:font-pitch="fixed" fo:font-size="18pt" style:font-size-asian="18pt" style:font-size-complex="18pt"/>
    </style:style>
    <style:style style:name="T7" style:family="text">
      <style:text-properties fo:color="#eb613d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8" style:family="text">
      <style:text-properties style:use-window-font-color="true" fo:font-family="Consolas" style:font-family-generic="modern" style:font-pitch="fixed" fo:font-size="18pt" style:font-size-asian="18pt" style:font-size-complex="18pt"/>
    </style:style>
    <style:style style:name="T9" style:family="text">
      <style:text-properties fo:color="#eb613d" fo:font-family="Consolas" style:font-family-generic="modern" style:font-pitch="fixed" fo:font-size="18pt" style:font-size-asian="18pt" style:font-size-complex="18pt"/>
    </style:style>
    <style:style style:name="T10" style:family="text">
      <style:text-properties style:use-window-font-color="true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ff6633" fo:font-family="Consolas" style:font-family-generic="modern" style:font-pitch="fixed" fo:font-size="18pt" style:font-size-asian="18pt" style:font-size-complex="18pt"/>
    </style:style>
    <style:style style:name="T12" style:family="text">
      <style:text-properties fo:color="#ff3333" fo:font-family="Consolas" style:font-family-generic="modern" style:font-pitch="fixed" fo:font-size="18pt" style:font-size-asian="18pt" style:font-size-complex="18pt"/>
    </style:style>
    <style:style style:name="T13" style:family="text">
      <style:text-properties fo:color="#dc2300" fo:font-family="Consolas" style:font-family-generic="modern" style:font-pitch="fixed" fo:font-size="18pt" style:font-size-asian="18pt" style:font-size-complex="18pt"/>
    </style:style>
    <style:style style:name="T14" style:family="text">
      <style:text-properties fo:font-family="Calibri" style:font-family-generic="swiss" style:font-pitch="variable" fo:font-weight="bold" style:font-weight-asian="bold" style:font-weight-complex="bold"/>
    </style:style>
    <style:style style:name="T15" style:family="text">
      <style:text-properties fo:color="#ff3333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ff" fo:font-family="Consolas" style:font-family-generic="modern" style:font-pitch="fixed" fo:font-size="18pt" style:font-size-asian="18pt" style:font-size-complex="18pt"/>
    </style:style>
    <style:style style:name="T17" style:family="text">
      <style:text-properties fo:color="#3deb3d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23ff23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fo:font-family="Calibri" style:font-family-generic="swiss" style:font-pitch="variable" fo:font-size="44pt" style:font-family-asian="'Courier New'" style:font-family-generic-asian="modern" style:font-pitch-asian="fixed" style:font-size-asian="44pt" style:font-family-complex="'Courier New'" style:font-family-generic-complex="modern" style:font-pitch-complex="fixed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5.199cm" svg:height="5.691cm" svg:x="1cm" svg:y="6.022cm" presentation:class="title" presentation:user-transformed="true">
          <draw:text-box>
            <text:p><text:span text:style-name="T1">Implementacje języków na JVM</text:span></text:p>
          </draw:text-box>
        </draw:frame>
        <draw:frame presentation:style-name="pr1" draw:text-style-name="P2" draw:layer="layout" svg:width="25.199cm" svg:height="3.256cm" svg:x="12.163cm" svg:y="18.755cm" presentation:class="title" presentation:user-transformed="true">
          <draw:text-box>
            <text:p><text:span text:style-name="T2">by Arkadiusz Hiler</text:span></text:p>
          </draw:text-box>
        </draw:frame>
        <draw:frame presentation:style-name="pr1" draw:text-style-name="P2" draw:layer="layout" svg:width="25.199cm" svg:height="3.256cm" svg:x="1.263cm" svg:y="18.811cm" presentation:class="title" presentation:user-transformed="true">
          <draw:text-box>
            <text:p><text:span text:style-name="T2">JAG</text:span><text:span text:style-name="T2"><text:line-break/></text:span><text:span text:style-name="T2">ETI PG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3">O JVM słów kilka</text:span>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"><text:span text:style-name="T3">Java Platform,</text:span></text:p>
              </text:list-item>
              <text:list-item>
                <text:p text:id="id2"><text:span text:style-name="T3">Java Virtual Machine,</text:span></text:p>
              </text:list-item>
              <text:list-item>
                <text:p text:id="id3"><text:span text:style-name="T3">Bytecode,</text:span></text:p>
              </text:list-item>
              <text:list-item>
                <text:p text:id="id4"><text:span text:style-name="T3">GC, JIT, Adaptive Optimization,</text:span></text:p>
              </text:list-item>
              <text:list-item>
                <text:p text:id="id5"><text:span text:style-name="T3">kompletne (kompleksowe?) rozwiązanie,</text:span></text:p>
              </text:list-item>
              <text:list-item>
                <text:p text:id="id6"><text:span text:style-name="T3">czemu ograniczać się do Javy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3">Co już mamy?</text:span></text:p>
          </draw:text-box>
        </draw:frame>
        <draw:frame presentation:style-name="pr6" draw:text-style-name="P3" draw:layer="layout" svg:width="12.296cm" svg:height="13.86cm" svg:x="1.4cm" svg:y="4.914cm" presentation:class="outline">
          <draw:text-box>
            <text:list text:style-name="L2">
              <text:list-item>
                <text:p text:id="id7"><text:span text:style-name="T3">Znane i lubiane języki:</text:span></text:p>
                <text:list>
                  <text:list-item>
                    <text:p text:id="id8"><text:span text:style-name="T3">JRuby,</text:span></text:p>
                  </text:list-item>
                  <text:list-item>
                    <text:p text:id="id9"><text:span text:style-name="T3">Jython,</text:span></text:p>
                  </text:list-item>
                  <text:list-item>
                    <text:p text:id="id10"><text:span text:style-name="T3">Jacl (TCL).</text:span></text:p>
                  </text:list-item>
                </text:list>
              </text:list-item>
              <text:list-item>
                <text:p text:id="id11"><text:span text:style-name="T3">Nowości:</text:span></text:p>
                <text:list>
                  <text:list-item>
                    <text:p text:id="id12"><text:span text:style-name="T3">Scala (!),</text:span></text:p>
                  </text:list-item>
                  <text:list-item>
                    <text:p text:id="id13"><text:span text:style-name="T3">Groovy,</text:span></text:p>
                  </text:list-item>
                  <text:list-item>
                    <text:p text:id="id14"><text:span text:style-name="T3">Clojure (?).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6cm" svg:height="13.609cm" svg:x="14.311cm" svg:y="4.914cm" presentation:class="outline">
          <draw:text-box>
            <text:list text:style-name="L2">
              <text:list-item>
                <text:p text:id="id15"><text:span text:style-name="T3">A ponadto:</text:span></text:p>
                <text:list>
                  <text:list-item>
                    <text:p text:id="id16"><text:span text:style-name="T3">Rhino (JS),</text:span></text:p>
                  </text:list-item>
                  <text:list-item>
                    <text:p text:id="id17"><text:span text:style-name="T3">C na JVM w kilku wydaniach,</text:span></text:p>
                  </text:list-item>
                  <text:list-item>
                    <text:p text:id="id18"><text:span text:style-name="T3">Quercus (PHP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2" draw:text-style-name="P4" draw:layer="layout" svg:width="14.553cm" svg:height="20.374cm" svg:x="6.948cm" svg:y="0.127cm">
          <draw:image xlink:href="Pictures/20000006000038DA00004F97A5593C17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4T0">
        <office:forms form:automatic-focus="false" form:apply-design-mode="false"/>
        <draw:frame presentation:style-name="pr3" draw:text-style-name="P3" draw:layer="layout" svg:width="25.199cm" svg:height="3.795cm" svg:x="1.4cm" svg:y="0.693cm" presentation:class="title">
          <draw:text-box>
            <text:p><text:span text:style-name="T3">Jak to wygląda?</text:span><text:span text:style-name="T3"><text:line-break/></text:span><text:span text:style-name="T3">JRuby i .class</text:span></text:p>
          </draw:text-box>
        </draw:frame>
        <draw:frame presentation:style-name="pr7" draw:text-style-name="P6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 text:style-name="P5"><text:span text:style-name="T4"/></text:p>
                <text:p text:id="id24" text:style-name="P5"><text:span text:style-name="T4">require</text:span><text:span text:style-name="T5"> </text:span><text:span text:style-name="T6">'java'</text:span></text:p>
                <text:p text:id="id26" text:style-name="P5"><text:span text:style-name="T5">java_require </text:span><text:span text:style-name="T6">'my_foo'</text:span></text:p>
                <text:p text:id="id19" text:style-name="P5"><text:span text:style-name="T7">class</text:span><text:span text:style-name="T5"> Foo</text:span></text:p>
                <text:p text:id="id25" text:style-name="P5"><text:span text:style-name="T5"><text:s text:c="2"/></text:span><text:span text:style-name="T5">java_signature </text:span><text:span text:style-name="T6">'void bar(int, int)'</text:span></text:p>
                <text:p text:id="id20" text:style-name="P5"><text:span text:style-name="T5"><text:s text:c="2"/></text:span><text:span text:style-name="T7">def</text:span><text:span text:style-name="T5"> </text:span><text:span text:style-name="T8">bar</text:span><text:span text:style-name="T5">(a,b)</text:span></text:p>
                <text:p text:id="id21" text:style-name="P5"><text:span text:style-name="T5"><text:s text:c="4"/></text:span><text:span text:style-name="T5">puts a </text:span><text:span text:style-name="T9">+</text:span><text:span text:style-name="T5"> b</text:span></text:p>
                <text:p text:id="id22" text:style-name="P5"><text:span text:style-name="T5"><text:s text:c="2"/></text:span><text:span text:style-name="T7">end</text:span></text:p>
                <text:p text:id="id23" text:style-name="P5"><text:span text:style-name="T7">end</text:span></text:p>
                <text:p text:style-name="P5"><text:span text:style-name="T7"/></text:p>
                <text:p text:id="id27" text:style-name="P5"><text:span text:style-name="T10">PS my&gt; jrubyc --javac my_foo.rb </text:span></text:p>
                <text:p text:id="id28" text:style-name="P5"><text:span text:style-name="T10">Generating Java class Foo to my/Foo.java</text:span></text:p>
                <text:p text:id="id29" text:style-name="P5"><text:span text:style-name="T10">javac <text:s/>-d my -cp jruby-1.5.3/lib/jruby.jar:. my/Foo.java</text:span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4T0">
        <office:forms form:automatic-focus="false" form:apply-design-mode="false"/>
        <draw:frame presentation:style-name="pr3" draw:text-style-name="P3" draw:layer="layout" svg:width="25.199cm" svg:height="3.795cm" svg:x="1.4cm" svg:y="0.693cm" presentation:class="title">
          <draw:text-box>
            <text:p><text:span text:style-name="T3">Jak to wygląda?</text:span><text:span text:style-name="T3"><text:line-break/></text:span><text:span text:style-name="T3">Ruby z Javy</text:span></text:p>
          </draw:text-box>
        </draw:frame>
        <draw:frame presentation:style-name="pr7" draw:text-style-name="P6" draw:id="id30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 text:style-name="P5"><text:span text:style-name="T4">package</text:span><text:span text:style-name="T5"> redbridge;</text:span></text:p>
                <text:p text:style-name="P5"><text:span text:style-name="T5"/></text:p>
                <text:p text:style-name="P5"><text:span text:style-name="T4">import</text:span><text:span text:style-name="T5"> javax.script.ScriptEngine;</text:span></text:p>
                <text:p text:style-name="P5"><text:span text:style-name="T4">import</text:span><text:span text:style-name="T5"> javax.script.ScriptEngineManager;</text:span></text:p>
                <text:p text:style-name="P5"><text:span text:style-name="T4">import</text:span><text:span text:style-name="T5"> javax.script.ScriptException;</text:span></text:p>
                <text:p text:style-name="P5"><text:span text:style-name="T5"/></text:p>
                <text:p text:style-name="P5"><text:span text:style-name="T11">public class</text:span><text:span text:style-name="T5"> Jsr223HelloWorld {</text:span></text:p>
                <text:p text:style-name="P5"><text:span text:style-name="T5"/></text:p>
                <text:p text:style-name="P5"><text:span text:style-name="T5"><text:s text:c="4"/></text:span><text:span text:style-name="T11">private</text:span><text:span text:style-name="T5"> Jsr223HelloWorld() </text:span><text:span text:style-name="T11">throws</text:span><text:span text:style-name="T5"> ScriptException {</text:span></text:p>
                <text:p text:style-name="P5"><text:span text:style-name="T5"><text:s text:c="8"/></text:span><text:span text:style-name="T5">ScriptEngineManager manager </text:span><text:span text:style-name="T12">=</text:span><text:span text:style-name="T5"> new ScriptEngineManager();</text:span></text:p>
                <text:p text:style-name="P5"><text:span text:style-name="T5"><text:s text:c="8"/></text:span><text:span text:style-name="T5">ScriptEngine engine </text:span><text:span text:style-name="T12">=</text:span><text:span text:style-name="T5"> manager.getEngineByName(</text:span><text:span text:style-name="T6">"jruby"</text:span><text:span text:style-name="T5">);</text:span></text:p>
                <text:p text:style-name="P5"><text:span text:style-name="T5"><text:s text:c="8"/></text:span><text:span text:style-name="T5">engine.eval(</text:span><text:span text:style-name="T6">"puts </text:span><text:span text:style-name="T13">\"</text:span><text:span text:style-name="T6">Hello World!</text:span><text:span text:style-name="T13">\"</text:span><text:span text:style-name="T6">"</text:span><text:span text:style-name="T5">);</text:span></text:p>
                <text:p text:style-name="P5"><text:span text:style-name="T5"><text:s text:c="4"/></text:span><text:span text:style-name="T5">}</text:span></text:p>
                <text:p text:style-name="P5"><text:span text:style-name="T5"/></text:p>
                <text:p text:style-name="P5"><text:span text:style-name="T5"><text:s text:c="4"/></text:span><text:span text:style-name="T11">public static void</text:span><text:span text:style-name="T5"> main(String[] args) </text:span><text:span text:style-name="T11">throws</text:span><text:span text:style-name="T5"> ScriptException {</text:span></text:p>
                <text:p text:style-name="P5"><text:span text:style-name="T5"><text:s text:c="8"/></text:span><text:span text:style-name="T11">new</text:span><text:span text:style-name="T5"> Jsr223HelloWorld();</text:span></text:p>
                <text:p text:style-name="P5"><text:span text:style-name="T5"><text:s text:c="4"/></text:span><text:span text:style-name="T5">}</text:span></text:p>
                <text:p text:style-name="P5"><text:span text:style-name="T5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3" draw:text-style-name="P8" draw:layer="layout" svg:width="25.199cm" svg:height="3.507cm" svg:x="1.4cm" svg:y="0.837cm" presentation:class="title">
          <draw:text-box>
            <text:p><text:span text:style-name="T3">Właściwie po co?</text:span></text:p>
          </draw:text-box>
        </draw:frame>
        <draw:frame draw:style-name="gr2" draw:text-style-name="P4" draw:id="id31" draw:layer="layout" svg:width="15.502cm" svg:height="16.429cm" svg:x="6.199cm" svg:y="3.549cm">
          <draw:image xlink:href="Pictures/2000000600003C8F0000402E3666F32B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3">Właściwie po co?</text:span>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32"><text:span text:style-name="T3">Język to tylko narzędzie.</text:span></text:p>
              </text:list-item>
              <text:list-item>
                <text:p text:id="id33"><text:span text:style-name="T3">Twój ulubiony język na Twojej ulubionej platformie.</text:span></text:p>
              </text:list-item>
              <text:list-item>
                <text:p text:id="id34"><text:span text:style-name="T3">Biblioteki Javy.</text:span></text:p>
              </text:list-item>
              <text:list-item>
                <text:p text:id="id35"><text:span text:style-name="T3">Korporacje a nie-Java.</text:span></text:p>
              </text:list-item>
              <text:list-item>
                <text:p text:id="id36"><text:span text:style-name="T3">Łączenie kodu w różnych językach.</text:span></text:p>
              </text:list-item>
              <text:list-item>
                <text:p text:id="id37"><text:span text:style-name="T14">DSL.</text:span></text:p>
              </text:list-item>
              <text:list-item>
                <text:p text:id="id38"><text:span text:style-name="T3">Java assemblerem XXI wieku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0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><text:span text:style-name="T3">Domain Specific Language</text:span></text:p>
          </draw:text-box>
        </draw:frame>
        <draw:frame presentation:style-name="pr8" draw:text-style-name="P9" draw:layer="layout" svg:width="25.5cm" svg:height="14.901cm" svg:x="1.5cm" svg:y="4.4cm" presentation:class="subtitle" presentation:user-transformed="true">
          <draw:text-box>
            <text:list text:style-name="L1">
              <text:list-header>
                <text:p text:id="id39" text:style-name="P5"><text:span text:style-name="T4">require</text:span><text:span text:style-name="T5"> </text:span><text:span text:style-name="T6">'java'</text:span></text:p>
              </text:list-header>
            </text:list>
            <text:p text:style-name="P5"><text:span text:style-name="T5"/></text:p>
            <text:p text:id="id40" text:style-name="P5"><text:span text:style-name="T5">describe java.util.ArrayList, </text:span><text:span text:style-name="T6">" when first created"</text:span><text:span text:style-name="T5"> </text:span><text:span text:style-name="T15">do</text:span></text:p>
            <text:p text:id="id41" text:style-name="P5"><text:span text:style-name="T5"><text:s text:c="2"/></text:span><text:span text:style-name="T5">before(</text:span><text:span text:style-name="T16">:each</text:span><text:span text:style-name="T5">) </text:span><text:span text:style-name="T15">do</text:span></text:p>
            <text:p text:id="id42" text:style-name="P5"><text:span text:style-name="T5"><text:s text:c="4"/></text:span><text:span text:style-name="T17">@list</text:span><text:span text:style-name="T5"> = java.util.ArrayList.</text:span><text:span text:style-name="T4">new</text:span></text:p>
            <text:p text:id="id43" text:style-name="P5"><text:span text:style-name="T5"><text:s text:c="2"/></text:span><text:span text:style-name="T15">end</text:span></text:p>
            <text:p text:style-name="P5"><text:span text:style-name="T5"/></text:p>
            <text:p text:id="id44" text:style-name="P5"><text:span text:style-name="T5"><text:s text:c="2"/></text:span><text:span text:style-name="T5">it </text:span><text:span text:style-name="T6">"should be empty"</text:span><text:span text:style-name="T5"> </text:span><text:span text:style-name="T15">do</text:span></text:p>
            <text:p text:id="id45" text:style-name="P5"><text:span text:style-name="T5"><text:s text:c="4"/></text:span><text:span text:style-name="T18">@list</text:span><text:span text:style-name="T5">.should be_empty</text:span></text:p>
            <text:p text:id="id46" text:style-name="P5"><text:span text:style-name="T5"><text:s text:c="2"/></text:span><text:span text:style-name="T15">end</text:span></text:p>
            <text:p text:style-name="P5"><text:span text:style-name="T5"/></text:p>
            <text:p text:id="id47" text:style-name="P5"><text:span text:style-name="T5"><text:s text:c="2"/></text:span><text:span text:style-name="T5">it </text:span><text:span text:style-name="T6">"should be able to add an element"</text:span><text:span text:style-name="T5"> </text:span><text:span text:style-name="T15">do</text:span></text:p>
            <text:p text:id="id48" text:style-name="P5"><text:span text:style-name="T5"><text:s text:c="4"/></text:span><text:span text:style-name="T17">@list</text:span><text:span text:style-name="T5">.add </text:span><text:span text:style-name="T6">"content"</text:span></text:p>
            <text:p text:id="id49" text:style-name="P5"><text:span text:style-name="T5"><text:s text:c="2"/></text:span><text:span text:style-name="T15">end</text:span></text:p>
            <text:p text:style-name="P5"><text:span text:style-name="T5"/></text:p>
            <text:p text:id="id50" text:style-name="P5"><text:span text:style-name="T5"><text:s text:c="2"/></text:span><text:span text:style-name="T5">it </text:span><text:span text:style-name="T6">"should raise exception when getting anything"</text:span><text:span text:style-name="T5"> </text:span><text:span text:style-name="T15">do</text:span></text:p>
            <text:p text:id="id51" text:style-name="P5"><text:span text:style-name="T5"><text:s text:c="4"/></text:span><text:span text:style-name="T5">lambda{ </text:span><text:span text:style-name="T17">@list</text:span><text:span text:style-name="T5">.get 0 }.should \ </text:span></text:p>
            <text:p text:id="id52"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aise_error(java.lang.IndexOutOfBoundsException)</text:span></text:p>
            <text:p text:id="id53" text:style-name="P5"><text:span text:style-name="T5"><text:s text:c="2"/></text:span><text:span text:style-name="T15">end</text:span></text:p>
            <text:p text:id="id54" text:style-name="P5"><text:span text:style-name="T1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3" draw:text-style-name="P11" draw:layer="layout" svg:width="25.199cm" svg:height="3.507cm" svg:x="1.301cm" svg:y="7.993cm" presentation:class="title" presentation:user-transformed="true">
          <draw:text-box>
            <text:p text:id="id55" text:style-name="P10"><text:span text:style-name="T19">Pytani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4T22:27:32.44</meta:creation-date>
    <meta:editing-duration>PT58H13M31S</meta:editing-duration>
    <meta:editing-cycles>32</meta:editing-cycles>
    <dc:date>2011-03-03T15:24:58.17</dc:date>
    <meta:generator>OpenOffice.org/3.2$Win32 OpenOffice.org_project/320m18$Build-9502</meta:generator>
    <meta:document-statistic meta:object-count="61"/>
  </office:meta>
</office:document-meta>
</file>